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329cm" fo:min-width="0.079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fo:min-height="0.658cm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horizontal-align="justify" draw:textarea-vertical-align="middle" draw:auto-grow-height="false" fo:min-height="0.329cm" fo:min-width="0.07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Ubuntu Mono" fo:font-size="18pt" style:font-size-asian="18pt" style:font-size-complex="18pt"/>
    </style:style>
    <style:style style:name="P3" style:family="paragraph">
      <style:text-properties style:font-name="Ubuntu Mono" fo:font-size="18pt" style:font-size-asian="18pt" style:font-size-complex="18pt"/>
    </style:style>
    <style:style style:name="P4" style:family="paragraph">
      <loext:graphic-properties draw:fill="none"/>
      <style:text-properties style:font-name="Ubuntu Mono" fo:font-size="18pt" style:font-size-asian="18pt" style:font-size-complex="18pt"/>
    </style:style>
    <style:style style:name="P5" style:family="paragraph">
      <style:paragraph-properties fo:text-align="center"/>
      <style:text-properties style:text-position="sub 58%"/>
    </style:style>
    <style:style style:name="P6" style:family="paragraph">
      <loext:graphic-properties draw:fill="none"/>
      <style:paragraph-properties fo:text-align="center"/>
      <style:text-properties style:text-position="sub 58%" style:font-name="Ubuntu Mono" fo:font-size="18pt" style:font-size-asian="18pt" style:font-size-complex="18pt"/>
    </style:style>
    <style:style style:name="T1" style:family="text">
      <style:text-properties style:font-name="Ubuntu Mono" fo:font-size="18pt" style:font-size-asian="18pt" style:font-size-complex="18pt"/>
    </style:style>
    <style:style style:name="T2" style:family="text">
      <style:text-properties style:text-position="sub 58%" style:font-name="Ubuntu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89cm" svg:height="0.889cm" svg:x="6.553cm" svg:y="13.15cm">
          <text:p text:style-name="P1"><text:span text:style-name="T1">%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89cm" svg:height="0.889cm" svg:x="10.181cm" svg:y="14.792cm">
          <text:p text:style-name="P1"><text:span text:style-name="T1">%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4.367cm" svg:height="0.908cm" svg:x="5.699cm" svg:y="10.163cm">
          <draw:text-box>
            <text:p text:style-name="P3"><text:span text:style-name="T1">[%a [%b %c]]</text:span></text:p>
          </draw:text-box>
        </draw:frame>
        <draw:custom-shape draw:style-name="gr1" draw:text-style-name="P6" draw:layer="layout" svg:width="0.889cm" svg:height="0.889cm" svg:x="7.477cm" svg:y="11.541cm">
          <text:p text:style-name="P5"><text:span text:style-name="T2"><text:s text:c="6"/>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8.366cm" svg:y="13.141cm">
          <text:p text:style-name="P5"><text:span text:style-name="T2"><text:s text:c="6"/>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6.553cm" svg:y="13.141cm">
          <text:p text:style-name="P5"><text:span text:style-name="T2"><text:s text:c="6"/>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889cm" svg:height="0.889cm" svg:x="6.553cm" svg:y="14.793cm">
          <text:p text:style-name="P5"><text:span text:style-name="T2"><text:s text:c="6"/>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89cm" svg:height="0.889cm" svg:x="8.358cm" svg:y="14.802cm">
          <text:p text:style-name="P1"><text:span text:style-name="T1">%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10.171cm" svg:y="14.793cm">
          <text:p text:style-name="P5"><text:span text:style-name="T2"><text:s text:c="6"/>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8.358cm" svg:y="14.793cm">
          <text:p text:style-name="P5"><text:span text:style-name="T2"><text:s text:c="6"/>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889cm" svg:height="0.889cm" svg:x="4.728cm" svg:y="14.793cm">
          <text:p text:style-name="P5"><text:span text:style-name="T2"><text:s text:c="6"/>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2T14:45:28.796524175</meta:creation-date>
    <dc:date>2020-03-12T15:12:59.437865633</dc:date>
    <meta:editing-duration>PT17M20S</meta:editing-duration>
    <meta:editing-cycles>1</meta:editing-cycles>
    <meta:document-statistic meta:object-count="11"/>
    <meta:generator>LibreOffice/6.3.3.2$Linux_X86_64 LibreOffice_project/30$Build-2</meta:generator>
  </office:meta>
</office:document-meta>
</file>